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vertical-align="middle" draw:auto-grow-height="false" draw:auto-grow-width="false" fo:min-height="0.556cm" fo:min-width="3.8cm"/>
    </style:style>
    <style:style style:name="gr2" style:family="graphic" style:parent-style-name="standard">
      <style:graphic-properties draw:stroke="solid" svg:stroke-color="#000000" draw:fill="none" draw:fill-color="#ffffff" draw:textarea-vertical-align="middle" draw:auto-grow-height="false" draw:auto-grow-width="false" fo:min-height="0.459cm" fo:min-width="3.667cm"/>
    </style:style>
    <style:style style:name="gr3" style:family="graphic" style:parent-style-name="standard">
      <style:graphic-properties draw:stroke="solid" svg:stroke-color="#000000" draw:fill="none" draw:fill-color="#ffffff" draw:textarea-vertical-align="top" draw:auto-grow-height="false" draw:auto-grow-width="false" fo:min-height="0.459cm" fo:min-width="3.667cm"/>
    </style:style>
    <style:style style:name="gr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top" draw:auto-grow-height="false" fo:min-height="3.65cm" fo:min-width="5.8cm" fo:padding-top="0.175cm" fo:padding-bottom="0.175cm" fo:padding-left="0.3cm" fo:padding-right="0.3cm" fo:wrap-option="wrap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font-style="italic"/>
    </style:style>
    <style:style style:name="P4" style:family="paragraph">
      <loext:graphic-properties draw:fill="none" draw:fill-color="#ffffff"/>
      <style:paragraph-properties fo:text-align="center"/>
      <style:text-properties fo:color="#000000" fo:font-size="12pt" fo:font-style="italic" fo:font-weight="normal" style:font-size-asian="12pt" style:font-weight-asian="normal" style:font-size-complex="12pt" style:font-weight-complex="normal"/>
    </style:style>
    <style:style style:name="P5" style:family="paragraph">
      <loext:graphic-properties draw:fill="none" draw:fill-color="#ffffff"/>
      <style:paragraph-properties fo:text-align="center"/>
      <style:text-properties fo:color="#3333ff" fo:font-size="12pt" fo:font-style="italic" fo:font-weight="normal" style:font-size-asian="12pt" style:font-weight-asian="normal" style:font-size-complex="12pt" style:font-weight-complex="normal"/>
    </style:style>
    <style:style style:name="P6" style:family="paragraph">
      <loext:graphic-properties draw:fill="none" draw:fill-color="#ffffff"/>
      <style:paragraph-properties fo:text-align="center"/>
      <style:text-properties fo:color="#cc3300" fo:font-size="12pt" fo:font-style="italic" fo:font-weight="normal" style:font-size-asian="12pt" style:font-weight-asian="normal" style:font-size-complex="12pt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fo:color="#cc0000" fo:font-size="12pt" fo:font-style="italic" fo:font-weight="normal" style:font-size-asian="12pt" style:font-weight-asian="normal" style:font-size-complex="12pt" style:font-weight-complex="normal"/>
    </style:style>
    <style:style style:name="P8" style:family="paragraph">
      <loext:graphic-properties draw:fill="none" draw:fill-color="#ffffff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>
      <loext:graphic-properties draw:fill="non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fo:color="#ce181e" fo:font-style="italic"/>
    </style:style>
    <style:style style:name="P12" style:family="paragraph">
      <loext:graphic-properties draw:fill="none" draw:fill-color="#ffffff"/>
      <style:paragraph-properties fo:text-align="center"/>
      <style:text-properties fo:color="#ce181e" fo:font-size="12pt" fo:font-style="italic" fo:font-weight="normal" style:font-size-asian="12pt" style:font-weight-asian="normal" style:font-size-complex="12pt" style:font-weight-complex="normal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3333ff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cc3300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cc0000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fo:color="#3333ff" fo:font-size="12pt" style:text-underline-style="none" fo:font-weight="normal" style:font-size-asian="12pt" style:font-weight-asian="normal" style:font-size-complex="12pt" style:font-weight-complex="normal"/>
    </style:style>
    <style:style style:name="T10" style:family="text">
      <style:text-properties fo:color="#cc3300" fo:font-size="12pt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color="#ff3366" fo:font-size="12pt" style:text-underline-style="none" fo:font-weight="normal" style:font-size-asian="12pt" style:font-weight-asian="normal" style:font-size-complex="12pt" style:font-weight-complex="normal"/>
    </style:style>
    <style:style style:name="T12" style:family="text">
      <style:text-properties fo:color="#808080" fo:font-size="12pt" style:text-underline-style="none" fo:font-weight="normal" style:font-size-asian="12pt" style:font-weight-asian="normal" style:font-size-complex="12pt" style:font-weight-complex="normal"/>
    </style:style>
    <style:style style:name="T13" style:family="text">
      <style:text-properties fo:color="#808080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color="#ce181e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5cm" svg:height="0.806cm" svg:x="2.2cm" svg:y="2cm">
          <draw:text-box>
            <text:p text:style-name="P1"><text:span text:style-name="T1">Query/Response</text:span></text:p>
          </draw:text-box>
        </draw:frame>
        <draw:frame draw:style-name="gr2" draw:text-style-name="P4" draw:layer="layout" svg:width="4.5cm" svg:height="0.5cm" svg:x="2.2cm" svg:y="2.8cm">
          <draw:text-box>
            <text:p text:style-name="P3"><text:span text:style-name="T2">Time offset</text:span></text:p>
          </draw:text-box>
        </draw:frame>
        <draw:frame draw:style-name="gr2" draw:text-style-name="P4" draw:layer="layout" svg:width="4.5cm" svg:height="0.5cm" svg:x="2.2cm" svg:y="3.8cm">
          <draw:text-box>
            <text:p text:style-name="P3"><text:span text:style-name="T2">Client port</text:span></text:p>
          </draw:text-box>
        </draw:frame>
        <draw:frame draw:style-name="gr2" draw:text-style-name="P4" xml:id="id5" draw:id="id5" draw:layer="layout" svg:width="4.5cm" svg:height="0.5cm" svg:x="2.2cm" svg:y="3.31cm">
          <draw:text-box>
            <text:p text:style-name="P3"><text:span text:style-name="T2">Client address</text:span></text:p>
          </draw:text-box>
        </draw:frame>
        <draw:frame draw:style-name="gr2" draw:text-style-name="P4" draw:layer="layout" svg:width="4.5cm" svg:height="0.5cm" svg:x="2.2cm" svg:y="4.3cm">
          <draw:text-box>
            <text:p text:style-name="P3"><text:span text:style-name="T2">Transaction ID</text:span></text:p>
          </draw:text-box>
        </draw:frame>
        <draw:frame draw:style-name="gr2" draw:text-style-name="P5" draw:layer="layout" svg:width="4.5cm" svg:height="0.5cm" svg:x="2.2cm" svg:y="5.3cm">
          <draw:text-box>
            <text:p text:style-name="P3"><text:span text:style-name="T3">Client hoplimit</text:span></text:p>
          </draw:text-box>
        </draw:frame>
        <draw:frame draw:style-name="gr2" draw:text-style-name="P6" draw:layer="layout" svg:width="4.5cm" svg:height="0.5cm" svg:x="2.197cm" svg:y="5.793cm">
          <draw:text-box>
            <text:p text:style-name="P3"><text:span text:style-name="T4">Response delay</text:span></text:p>
          </draw:text-box>
        </draw:frame>
        <draw:frame draw:style-name="gr2" draw:text-style-name="P4" xml:id="id29" draw:id="id29" draw:layer="layout" svg:width="4.5cm" svg:height="0.5cm" svg:x="2.2cm" svg:y="4.8cm">
          <draw:text-box>
            <text:p text:style-name="P3"><text:span text:style-name="T2">Query signature</text:span></text:p>
          </draw:text-box>
        </draw:frame>
        <draw:g>
          <draw:frame draw:style-name="gr3" draw:text-style-name="P5" draw:layer="layout" svg:width="4.5cm" svg:height="2.7cm" svg:x="2.2cm" svg:y="10.2cm">
            <draw:text-box>
              <text:p text:style-name="P3"><text:span text:style-name="T3">Extra query info</text:span></text:p>
            </draw:text-box>
          </draw:frame>
          <draw:frame draw:style-name="gr2" draw:text-style-name="P5" xml:id="id19" draw:id="id19" draw:layer="layout" svg:width="3.3cm" svg:height="0.5cm" svg:x="3.4cm" svg:y="10.9cm">
            <draw:text-box>
              <text:p text:style-name="P3"><text:span text:style-name="T3">Question</text:span></text:p>
            </draw:text-box>
          </draw:frame>
          <draw:frame draw:style-name="gr2" draw:text-style-name="P5" xml:id="id21" draw:id="id21" draw:layer="layout" svg:width="3.3cm" svg:height="0.5cm" svg:x="3.4cm" svg:y="11.4cm">
            <draw:text-box>
              <text:p text:style-name="P3"><text:span text:style-name="T3">Answer</text:span></text:p>
            </draw:text-box>
          </draw:frame>
          <draw:frame draw:style-name="gr2" draw:text-style-name="P5" xml:id="id23" draw:id="id23" draw:layer="layout" svg:width="3.3cm" svg:height="0.5cm" svg:x="3.4cm" svg:y="11.9cm">
            <draw:text-box>
              <text:p text:style-name="P3"><text:span text:style-name="T3">Authority</text:span></text:p>
            </draw:text-box>
          </draw:frame>
          <draw:frame draw:style-name="gr2" draw:text-style-name="P5" xml:id="id25" draw:id="id25" draw:layer="layout" svg:width="3.3cm" svg:height="0.5cm" svg:x="3.4cm" svg:y="12.4cm">
            <draw:text-box>
              <text:p text:style-name="P3"><text:span text:style-name="T3">Additional</text:span></text:p>
            </draw:text-box>
          </draw:frame>
        </draw:g>
        <draw:frame draw:style-name="gr3" draw:text-style-name="P7" draw:layer="layout" svg:width="4.5cm" svg:height="2.2cm" svg:x="2.2cm" svg:y="12.9cm">
          <draw:text-box>
            <text:p text:style-name="P3"><text:span text:style-name="T5">Extra response info</text:span></text:p>
          </draw:text-box>
        </draw:frame>
        <draw:frame draw:style-name="gr2" draw:text-style-name="P7" xml:id="id26" draw:id="id26" draw:layer="layout" svg:width="3.3cm" svg:height="0.5cm" svg:x="3.4cm" svg:y="13.6cm">
          <draw:text-box>
            <text:p text:style-name="P3"><text:span text:style-name="T5">Answer</text:span></text:p>
          </draw:text-box>
        </draw:frame>
        <draw:frame draw:style-name="gr2" draw:text-style-name="P7" xml:id="id27" draw:id="id27" draw:layer="layout" svg:width="3.3cm" svg:height="0.5cm" svg:x="3.4cm" svg:y="14.1cm">
          <draw:text-box>
            <text:p text:style-name="P3"><text:span text:style-name="T5">Authority</text:span></text:p>
          </draw:text-box>
        </draw:frame>
        <draw:frame draw:style-name="gr2" draw:text-style-name="P7" xml:id="id28" draw:id="id28" draw:layer="layout" svg:width="3.3cm" svg:height="0.5cm" svg:x="3.4cm" svg:y="14.6cm">
          <draw:text-box>
            <text:p text:style-name="P3"><text:span text:style-name="T5">Additional</text:span></text:p>
          </draw:text-box>
        </draw:frame>
        <draw:g>
          <draw:frame draw:style-name="gr1" draw:text-style-name="P2" xml:id="id15" draw:id="id15" draw:layer="layout" svg:width="4.5cm" svg:height="1.306cm" svg:x="23.359cm" svg:y="11.996cm">
            <draw:text-box>
              <text:p text:style-name="P1"><text:span text:style-name="T1">Class and type</text:span></text:p>
              <text:p text:style-name="P1"><text:span text:style-name="T1">table</text:span></text:p>
            </draw:text-box>
          </draw:frame>
          <draw:frame draw:style-name="gr2" draw:text-style-name="P8" draw:layer="layout" svg:width="4.5cm" svg:height="0.5cm" svg:x="23.359cm" svg:y="13.301cm">
            <draw:text-box>
              <text:p text:style-name="P1"><text:span text:style-name="T6">Class</text:span></text:p>
            </draw:text-box>
          </draw:frame>
          <draw:frame draw:style-name="gr2" draw:text-style-name="P8" draw:layer="layout" svg:width="4.5cm" svg:height="0.5cm" svg:x="23.359cm" svg:y="13.801cm">
            <draw:text-box>
              <text:p text:style-name="P1"><text:span text:style-name="T6">Type</text:span></text:p>
            </draw:text-box>
          </draw:frame>
        </draw:g>
        <draw:frame draw:style-name="gr1" draw:text-style-name="P2" xml:id="id20" draw:id="id20" draw:layer="layout" svg:width="4.5cm" svg:height="1.506cm" svg:x="10.923cm" svg:y="15.278cm">
          <draw:text-box>
            <text:p text:style-name="P1"><text:span text:style-name="T1">Question list</text:span></text:p>
            <text:p text:style-name="P1"><text:span text:style-name="T1">table</text:span></text:p>
          </draw:text-box>
        </draw:frame>
        <draw:frame draw:style-name="gr2" draw:text-style-name="P8" xml:id="id3" draw:id="id3" draw:layer="layout" svg:width="4.5cm" svg:height="0.5cm" svg:x="10.922cm" svg:y="16.783cm">
          <draw:text-box>
            <text:p text:style-name="P1"><text:span text:style-name="T6">Question*</text:span></text:p>
          </draw:text-box>
        </draw:frame>
        <draw:frame draw:style-name="gr1" draw:text-style-name="P2" xml:id="id4" draw:id="id4" draw:layer="layout" svg:width="4.5cm" svg:height="0.806cm" svg:x="17cm" svg:y="14.696cm">
          <draw:text-box>
            <text:p text:style-name="P1"><text:span text:style-name="T1">Question table</text:span></text:p>
          </draw:text-box>
        </draw:frame>
        <draw:frame draw:style-name="gr2" draw:text-style-name="P8" xml:id="id10" draw:id="id10" draw:layer="layout" svg:width="4.5cm" svg:height="0.5cm" svg:x="17cm" svg:y="15.5cm">
          <draw:text-box>
            <text:p text:style-name="P1"><text:span text:style-name="T6">Name</text:span></text:p>
          </draw:text-box>
        </draw:frame>
        <draw:frame draw:style-name="gr2" draw:text-style-name="P8" xml:id="id14" draw:id="id14" draw:layer="layout" svg:width="4.5cm" svg:height="0.5cm" svg:x="17cm" svg:y="16cm">
          <draw:text-box>
            <text:p text:style-name="P1"><text:span text:style-name="T6">Class/type</text:span></text:p>
          </draw:text-box>
        </draw:frame>
        <draw:frame draw:style-name="gr1" draw:text-style-name="P2" xml:id="id22" draw:id="id22" draw:layer="layout" svg:width="4.5cm" svg:height="0.806cm" svg:x="10.898cm" svg:y="17.702cm">
          <draw:text-box>
            <text:p text:style-name="P1"><text:span text:style-name="T1">RR list table</text:span></text:p>
          </draw:text-box>
        </draw:frame>
        <draw:frame draw:style-name="gr2" draw:text-style-name="P8" xml:id="id1" draw:id="id1" draw:layer="layout" svg:width="4.5cm" svg:height="0.5cm" svg:x="10.898cm" svg:y="18.51cm">
          <draw:text-box>
            <text:p text:style-name="P1"><text:span text:style-name="T6">RR*</text:span></text:p>
          </draw:text-box>
        </draw:frame>
        <draw:frame draw:style-name="gr1" draw:text-style-name="P2" xml:id="id2" draw:id="id2" draw:layer="layout" svg:width="4.5cm" svg:height="0.806cm" svg:x="16.9cm" svg:y="16.996cm">
          <draw:text-box>
            <text:p text:style-name="P1"><text:span text:style-name="T1">RR table</text:span></text:p>
          </draw:text-box>
        </draw:frame>
        <draw:frame draw:style-name="gr2" draw:text-style-name="P8" xml:id="id11" draw:id="id11" draw:layer="layout" svg:width="4.5cm" svg:height="0.5cm" svg:x="16.9cm" svg:y="17.8cm">
          <draw:text-box>
            <text:p text:style-name="P1"><text:span text:style-name="T6">Name</text:span></text:p>
          </draw:text-box>
        </draw:frame>
        <draw:frame draw:style-name="gr2" draw:text-style-name="P8" xml:id="id16" draw:id="id16" draw:layer="layout" svg:width="4.5cm" svg:height="0.5cm" svg:x="16.9cm" svg:y="18.3cm">
          <draw:text-box>
            <text:p text:style-name="P1"><text:span text:style-name="T6">Class/type</text:span></text:p>
          </draw:text-box>
        </draw:frame>
        <draw:frame draw:style-name="gr2" draw:text-style-name="P8" draw:layer="layout" svg:width="4.5cm" svg:height="0.5cm" svg:x="16.9cm" svg:y="18.801cm">
          <draw:text-box>
            <text:p text:style-name="P1"><text:span text:style-name="T6">TTL</text:span></text:p>
          </draw:text-box>
        </draw:frame>
        <draw:frame draw:style-name="gr2" draw:text-style-name="P8" xml:id="id13" draw:id="id13" draw:layer="layout" svg:width="4.5cm" svg:height="0.5cm" svg:x="16.9cm" svg:y="19.303cm">
          <draw:text-box>
            <text:p text:style-name="P1"><text:span text:style-name="T6">RDATA</text:span></text:p>
          </draw:text-box>
        </draw:frame>
        <draw:custom-shape draw:style-name="gr4" draw:text-style-name="P9" draw:layer="layout" svg:width="6.4cm" svg:height="4cm" svg:x="1.1cm" svg:y="16cm">
          <text:p text:style-name="P1"><text:span text:style-name="T7">Key</text:span></text:p>
          <text:p text:style-name="P1"><text:span text:style-name="T8"/></text:p>
          <text:p text:style-name="P1"><text:span text:style-name="T9">Query only fields</text:span></text:p>
          <text:p text:style-name="P1"><text:span text:style-name="T10">Response only fields</text:span></text:p>
          <text:p text:style-name="P1"><text:span text:style-name="T11"/></text:p>
          <text:p text:style-name="P1"><text:span text:style-name="T12">Note: </text:span><text:span text:style-name="T13">All fields in italics are optio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4.5cm" svg:height="0.5cm" svg:x="2.199cm" svg:y="7.297cm">
          <draw:text-box>
            <text:p text:style-name="P3"><text:span text:style-name="T4">Response size</text:span></text:p>
          </draw:text-box>
        </draw:frame>
        <draw:frame draw:style-name="gr2" draw:text-style-name="P5" draw:layer="layout" svg:width="4.5cm" svg:height="0.5cm" svg:x="10.9cm" svg:y="10.905cm">
          <draw:text-box>
            <text:p text:style-name="P3"><text:span text:style-name="T3">Query QD count</text:span></text:p>
          </draw:text-box>
        </draw:frame>
        <draw:frame draw:style-name="gr2" draw:text-style-name="P5" xml:id="id18" draw:id="id18" draw:layer="layout" svg:width="4.5cm" svg:height="0.5cm" svg:x="10.9cm" svg:y="10.405cm">
          <draw:text-box>
            <text:p text:style-name="P3"><text:span text:style-name="T3">Query class/type</text:span></text:p>
          </draw:text-box>
        </draw:frame>
        <draw:frame draw:style-name="gr2" draw:text-style-name="P5" draw:layer="layout" svg:width="4.5cm" svg:height="0.5cm" svg:x="10.9cm" svg:y="11.405cm">
          <draw:text-box>
            <text:p text:style-name="P3"><text:span text:style-name="T3">Query AN count</text:span></text:p>
          </draw:text-box>
        </draw:frame>
        <draw:frame draw:style-name="gr2" draw:text-style-name="P5" draw:layer="layout" svg:width="4.5cm" svg:height="0.5cm" svg:x="10.9cm" svg:y="11.905cm">
          <draw:text-box>
            <text:p text:style-name="P3"><text:span text:style-name="T3">Query NS count</text:span></text:p>
          </draw:text-box>
        </draw:frame>
        <draw:frame draw:style-name="gr2" draw:text-style-name="P5" draw:layer="layout" svg:width="4.5cm" svg:height="0.5cm" svg:x="10.9cm" svg:y="12.405cm">
          <draw:text-box>
            <text:p text:style-name="P3"><text:span text:style-name="T3">Query AR count</text:span></text:p>
          </draw:text-box>
        </draw:frame>
        <draw:frame draw:style-name="gr2" draw:text-style-name="P5" draw:layer="layout" svg:width="4.5cm" svg:height="0.5cm" svg:x="10.9cm" svg:y="9.905cm">
          <draw:text-box>
            <text:p text:style-name="P3"><text:span text:style-name="T3">Query RCODE</text:span></text:p>
          </draw:text-box>
        </draw:frame>
        <draw:frame draw:style-name="gr2" draw:text-style-name="P6" draw:layer="layout" svg:width="4.5cm" svg:height="0.5cm" svg:x="10.9cm" svg:y="14.405cm">
          <draw:text-box>
            <text:p text:style-name="P3"><text:span text:style-name="T4">Response RCODE</text:span></text:p>
          </draw:text-box>
        </draw:frame>
        <draw:frame draw:style-name="gr2" draw:text-style-name="P5" draw:layer="layout" svg:width="4.5cm" svg:height="0.5cm" svg:x="10.9cm" svg:y="8.905cm">
          <draw:text-box>
            <text:p text:style-name="P3"><text:span text:style-name="T3">Query OPCODE</text:span></text:p>
          </draw:text-box>
        </draw:frame>
        <draw:frame draw:style-name="gr2" draw:text-style-name="P5" draw:layer="layout" svg:width="4.5cm" svg:height="0.5cm" svg:x="10.9cm" svg:y="12.905cm">
          <draw:text-box>
            <text:p text:style-name="P3"><text:span text:style-name="T3">Query EDNS version</text:span></text:p>
          </draw:text-box>
        </draw:frame>
        <draw:frame draw:style-name="gr2" draw:text-style-name="P5" xml:id="id8" draw:id="id8" draw:layer="layout" svg:width="4.5cm" svg:height="0.5cm" svg:x="10.9cm" svg:y="13.905cm">
          <draw:text-box>
            <text:p text:style-name="P3"><text:span text:style-name="T3">Query Opt RDATA</text:span></text:p>
          </draw:text-box>
        </draw:frame>
        <draw:frame draw:style-name="gr2" draw:text-style-name="P5" draw:layer="layout" svg:width="4.5cm" svg:height="0.5cm" svg:x="10.9cm" svg:y="13.405cm">
          <draw:text-box>
            <text:p text:style-name="P3"><text:span text:style-name="T3">EDNS UDP size</text:span></text:p>
          </draw:text-box>
        </draw:frame>
        <draw:frame draw:style-name="gr1" draw:text-style-name="P2" xml:id="id6" draw:id="id6" draw:layer="layout" svg:width="4.5cm" svg:height="1.506cm" svg:x="23.3cm" svg:y="1.293cm">
          <draw:text-box>
            <text:p text:style-name="P1"><text:span text:style-name="T1">IP address</text:span></text:p>
            <text:p text:style-name="P1"><text:span text:style-name="T1">table</text:span></text:p>
          </draw:text-box>
        </draw:frame>
        <draw:frame draw:style-name="gr2" draw:text-style-name="P8" draw:layer="layout" svg:width="4.5cm" svg:height="1.2cm" svg:x="23.3cm" svg:y="2.8cm">
          <draw:text-box>
            <text:p text:style-name="P1"><text:span text:style-name="T6">IPv4 or IPv6 address*</text:span></text:p>
          </draw:text-box>
        </draw:frame>
        <draw:frame draw:style-name="gr1" draw:text-style-name="P2" xml:id="id9" draw:id="id9" draw:layer="layout" svg:width="4.5cm" svg:height="1.1cm" svg:x="23.3cm" svg:y="4.496cm">
          <draw:text-box>
            <text:p text:style-name="P1"><text:span text:style-name="T1">Name/RDATA table</text:span></text:p>
          </draw:text-box>
        </draw:frame>
        <draw:frame draw:style-name="gr2" draw:text-style-name="P8" draw:layer="layout" svg:width="4.5cm" svg:height="0.5cm" svg:x="23.301cm" svg:y="5.597cm">
          <draw:text-box>
            <text:p text:style-name="P1"><text:span text:style-name="T6">Name/RDATA*</text:span></text:p>
          </draw:text-box>
        </draw:frame>
        <draw:connector draw:style-name="gr5" draw:text-style-name="P10" draw:layer="layout" svg:x1="15.398cm" svg:y1="18.76cm" svg:x2="16.9cm" svg:y2="17.399cm" draw:start-shape="id1" draw:start-glue-point="1" draw:end-shape="id2" draw:end-glue-point="3" svg:d="M15398 18760h751v-1361h751" svg:viewBox="0 0 1503 1362">
          <text:p/>
        </draw:connector>
        <draw:connector draw:style-name="gr5" draw:text-style-name="P10" draw:layer="layout" svg:x1="15.422cm" svg:y1="17.033cm" svg:x2="17cm" svg:y2="15.099cm" draw:start-shape="id3" draw:start-glue-point="1" draw:end-shape="id4" draw:end-glue-point="3" svg:d="M15422 17033h789v-1934h789" svg:viewBox="0 0 1579 1935">
          <text:p/>
        </draw:connector>
        <draw:frame draw:style-name="gr2" draw:text-style-name="P5" xml:id="id17" draw:id="id17" draw:layer="layout" svg:width="4.5cm" svg:height="0.5cm" svg:x="2.2cm" svg:y="6.3cm">
          <draw:text-box>
            <text:p text:style-name="P3"><text:span text:style-name="T3">Query name</text:span></text:p>
          </draw:text-box>
        </draw:frame>
        <draw:connector draw:style-name="gr5" draw:text-style-name="P10" draw:layer="layout" svg:x1="6.7cm" svg:y1="3.56cm" svg:x2="23.3cm" svg:y2="2.046cm" draw:start-shape="id5" draw:start-glue-point="1" draw:end-shape="id6" draw:end-glue-point="3" svg:d="M6700 3560h8300v-1514h8300" svg:viewBox="0 0 16601 1515">
          <text:p/>
        </draw:connector>
        <draw:connector draw:style-name="gr6" draw:text-style-name="P1" draw:layer="layout" draw:line-skew="0.493cm" svg:x1="15.4cm" svg:y1="7.156cm" svg:x2="17.013cm" svg:y2="2.064cm" draw:start-shape="id7" draw:start-glue-point="1" svg:d="M15400 7156h1550v-5092h63" svg:viewBox="0 0 1614 5093">
          <text:p/>
        </draw:connector>
        <draw:connector draw:style-name="gr5" draw:text-style-name="P10" draw:layer="layout" svg:x1="15.4cm" svg:y1="14.155cm" svg:x2="23.3cm" svg:y2="5.046cm" draw:start-shape="id8" draw:start-glue-point="1" draw:end-shape="id9" draw:end-glue-point="3" svg:d="M15400 14155h3950v-9109h3950" svg:viewBox="0 0 7901 9110">
          <text:p/>
        </draw:connector>
        <draw:connector draw:style-name="gr5" draw:text-style-name="P10" xml:id="id12" draw:id="id12" draw:layer="layout" svg:x1="21.5cm" svg:y1="15.75cm" svg:x2="23.3cm" svg:y2="5.046cm" draw:start-shape="id10" draw:start-glue-point="1" draw:end-shape="id9" draw:end-glue-point="3" svg:d="M21500 15750h900v-10704h900" svg:viewBox="0 0 1801 10705">
          <text:p/>
        </draw:connector>
        <draw:connector draw:style-name="gr6" draw:text-style-name="P1" draw:layer="layout" svg:x1="21.4cm" svg:y1="18.05cm" svg:x2="22.4cm" svg:y2="10.398cm" draw:start-shape="id11" draw:start-glue-point="1" draw:end-shape="id12" draw:end-glue-point="0" svg:d="M21400 18050h1000v-7652" svg:viewBox="0 0 1001 7653">
          <text:p/>
        </draw:connector>
        <draw:connector draw:style-name="gr5" draw:text-style-name="P10" draw:layer="layout" svg:x1="21.4cm" svg:y1="19.553cm" svg:x2="27.8cm" svg:y2="5.046cm" draw:start-shape="id13" draw:start-glue-point="1" draw:end-shape="id9" draw:end-glue-point="1" svg:d="M21400 19553h6901v-14507h-501" svg:viewBox="0 0 6902 14508">
          <text:p/>
        </draw:connector>
        <draw:connector draw:style-name="gr5" draw:text-style-name="P10" draw:layer="layout" draw:line-skew="0.3cm" svg:x1="21.5cm" svg:y1="16.25cm" svg:x2="23.359cm" svg:y2="12.649cm" draw:start-shape="id14" draw:start-glue-point="1" draw:end-shape="id15" svg:d="M21500 16250h1230v-3601h629" svg:viewBox="0 0 1860 3602">
          <text:p/>
        </draw:connector>
        <draw:connector draw:style-name="gr6" draw:text-style-name="P1" draw:layer="layout" draw:line-skew="0.35cm" svg:x1="21.4cm" svg:y1="18.55cm" svg:x2="23.359cm" svg:y2="12.649cm" draw:start-shape="id16" draw:start-glue-point="1" draw:end-shape="id15" draw:end-glue-point="3" svg:d="M21400 18550h1330v-5901h629" svg:viewBox="0 0 1960 5902">
          <text:p/>
        </draw:connector>
        <draw:connector draw:style-name="gr5" draw:text-style-name="P10" draw:layer="layout" draw:line-skew="-6.1cm" svg:x1="6.7cm" svg:y1="6.55cm" svg:x2="23.3cm" svg:y2="5.046cm" draw:start-shape="id17" draw:start-glue-point="1" draw:end-shape="id9" draw:end-glue-point="3" svg:d="M6700 6550h2200v-1504h14400" svg:viewBox="0 0 16601 1505">
          <text:p/>
        </draw:connector>
        <draw:connector draw:style-name="gr6" draw:text-style-name="P1" draw:layer="layout" draw:line-skew="-2.38cm" svg:x1="15.4cm" svg:y1="10.655cm" svg:x2="23.359cm" svg:y2="12.649cm" draw:start-shape="id18" draw:start-glue-point="1" draw:end-shape="id15" draw:end-glue-point="3" svg:d="M15400 10655h1600v1994h6359" svg:viewBox="0 0 7960 1995">
          <text:p/>
        </draw:connector>
        <draw:connector draw:style-name="gr5" draw:text-style-name="P10" draw:layer="layout" svg:x1="6.7cm" svg:y1="11.15cm" svg:x2="10.923cm" svg:y2="16.031cm" draw:start-shape="id19" draw:start-glue-point="1" draw:end-shape="id20" draw:end-glue-point="3" svg:d="M6700 11150h2112v4881h2111" svg:viewBox="0 0 4224 4882">
          <text:p/>
        </draw:connector>
        <draw:connector draw:style-name="gr5" draw:text-style-name="P10" draw:layer="layout" draw:line-skew="-0.9cm" svg:x1="6.7cm" svg:y1="11.65cm" svg:x2="10.898cm" svg:y2="18.105cm" draw:start-shape="id21" draw:start-glue-point="1" draw:end-shape="id22" draw:end-glue-point="3" svg:d="M6700 11650h1199v6455h2999" svg:viewBox="0 0 4199 6456">
          <text:p/>
        </draw:connector>
        <draw:connector draw:style-name="gr6" draw:text-style-name="P1" draw:layer="layout" draw:line-skew="-3.117cm" svg:x1="6.7cm" svg:y1="12.15cm" svg:x2="10.516cm" svg:y2="18.074cm" draw:start-shape="id23" draw:start-glue-point="1" draw:end-shape="id24" draw:end-glue-point="3" svg:d="M6700 12150h1200v5924h2616" svg:viewBox="0 0 3817 5925">
          <text:p/>
        </draw:connector>
        <draw:connector draw:style-name="gr6" draw:text-style-name="P1" draw:layer="layout" svg:x1="6.7cm" svg:y1="12.65cm" svg:x2="8.604cm" svg:y2="18.104cm" draw:start-shape="id25" draw:start-glue-point="1" svg:d="M6700 12650h1203v5454h701" svg:viewBox="0 0 1905 5455">
          <text:p/>
        </draw:connector>
        <draw:connector draw:style-name="gr6" draw:text-style-name="P1" xml:id="id24" draw:id="id24" draw:layer="layout" draw:line-skew="-0.959cm" svg:x1="6.7cm" svg:y1="13.85cm" svg:x2="10.516cm" svg:y2="18.074cm" draw:start-shape="id26" draw:start-glue-point="1" svg:d="M6700 13850h1200v4224h2616" svg:viewBox="0 0 3817 4225">
          <text:p/>
        </draw:connector>
        <draw:connector draw:style-name="gr6" draw:text-style-name="P1" draw:layer="layout" draw:line-skew="0.344cm" svg:x1="6.7cm" svg:y1="14.35cm" svg:x2="7.911cm" svg:y2="11.748cm" draw:start-shape="id27" draw:start-glue-point="1" svg:d="M6700 14350h1200v-2602h11" svg:viewBox="0 0 1212 2603">
          <text:p/>
        </draw:connector>
        <draw:connector draw:style-name="gr6" draw:text-style-name="P1" draw:layer="layout" draw:line-skew="0.355cm" svg:x1="6.7cm" svg:y1="14.85cm" svg:x2="7.888cm" svg:y2="12.337cm" draw:start-shape="id28" draw:start-glue-point="1" svg:d="M6700 14850h1200v-2513h-12" svg:viewBox="0 0 1201 2514">
          <text:p/>
        </draw:connector>
        <draw:connector draw:style-name="gr5" draw:text-style-name="P10" draw:layer="layout" draw:line-skew="-1.2cm" svg:x1="6.7cm" svg:y1="5.05cm" svg:x2="10.9cm" svg:y2="6.053cm" draw:start-shape="id29" draw:start-glue-point="1" draw:end-shape="id30" svg:d="M6700 5050h900v1003h3300" svg:viewBox="0 0 4201 1004">
          <text:p/>
        </draw:connector>
        <draw:frame draw:style-name="gr1" draw:text-style-name="P2" xml:id="id30" draw:id="id30" draw:layer="layout" svg:width="4.5cm" svg:height="1.706cm" svg:x="10.9cm" svg:y="5.2cm">
          <draw:text-box>
            <text:p text:style-name="P1"><text:span text:style-name="T1">Query signature</text:span></text:p>
            <text:p text:style-name="P1"><text:span text:style-name="T1">table</text:span></text:p>
          </draw:text-box>
        </draw:frame>
        <draw:g>
          <draw:frame draw:style-name="gr2" draw:text-style-name="P4" xml:id="id7" draw:id="id7" draw:layer="layout" svg:width="4.5cm" svg:height="0.5cm" svg:x="10.9cm" svg:y="6.906cm">
            <draw:text-box>
              <text:p text:style-name="P3"><text:span text:style-name="T2">Server address</text:span></text:p>
            </draw:text-box>
          </draw:frame>
          <draw:frame draw:style-name="gr2" draw:text-style-name="P4" draw:layer="layout" svg:width="4.5cm" svg:height="0.5cm" svg:x="10.9cm" svg:y="7.406cm">
            <draw:text-box>
              <text:p text:style-name="P3"><text:span text:style-name="T2">Server port</text:span></text:p>
            </draw:text-box>
          </draw:frame>
          <draw:frame draw:style-name="gr2" draw:text-style-name="P4" draw:layer="layout" svg:width="4.5cm" svg:height="0.5cm" svg:x="10.9cm" svg:y="7.906cm">
            <draw:text-box>
              <text:p text:style-name="P3"><text:span text:style-name="T2">Transport flags</text:span></text:p>
            </draw:text-box>
          </draw:frame>
        </draw:g>
        <draw:frame draw:style-name="gr2" draw:text-style-name="P4" draw:layer="layout" svg:width="4.5cm" svg:height="0.5cm" svg:x="10.9cm" svg:y="8.404cm">
          <draw:text-box>
            <text:p text:style-name="P3"><text:span text:style-name="T2">QR signature flags</text:span></text:p>
          </draw:text-box>
        </draw:frame>
        <draw:frame draw:style-name="gr2" draw:text-style-name="P4" draw:layer="layout" svg:width="4.5cm" svg:height="0.5cm" svg:x="10.9cm" svg:y="9.405cm">
          <draw:text-box>
            <text:p text:style-name="P3"><text:span text:style-name="T2"><text:s/></text:span><text:span text:style-name="T2">QR DNS flags</text:span></text:p>
          </draw:text-box>
        </draw:frame>
        <draw:frame draw:style-name="gr2" draw:text-style-name="P5" draw:layer="layout" svg:width="4.5cm" svg:height="0.5cm" svg:x="2.2cm" svg:y="6.8cm">
          <draw:text-box>
            <text:p text:style-name="P3"><text:span text:style-name="T3">Query size</text:span></text:p>
          </draw:text-box>
        </draw:frame>
        <draw:connector draw:style-name="gr5" draw:text-style-name="P10" draw:layer="layout" draw:line-skew="-6.1cm" svg:x1="6.7cm" svg:y1="9.45cm" svg:x2="23.3cm" svg:y2="5.046cm" draw:start-shape="id31" draw:start-glue-point="1" draw:end-shape="id9" draw:end-glue-point="3" svg:d="M6700 9450h2200v-4404h14400" svg:viewBox="0 0 16601 4405">
          <text:p/>
        </draw:connector>
        <draw:frame draw:style-name="gr3" draw:text-style-name="P5" draw:layer="layout" svg:width="4.5cm" svg:height="2.4cm" svg:x="2.2cm" svg:y="7.8cm">
          <draw:text-box>
            <text:p text:style-name="P3"><text:span text:style-name="T14">Response</text:span><text:span text:style-name="T3"> </text:span><text:span text:style-name="T14">processing data</text:span></text:p>
          </draw:text-box>
        </draw:frame>
        <draw:frame draw:style-name="gr2" draw:text-style-name="P12" xml:id="id31" draw:id="id31" draw:layer="layout" svg:width="3.3cm" svg:height="0.5cm" svg:x="3.4cm" svg:y="9.2cm">
          <draw:text-box>
            <text:p text:style-name="P11"><text:span text:style-name="T14">Bailiwick index</text:span></text:p>
          </draw:text-box>
        </draw:frame>
        <draw:frame draw:style-name="gr2" draw:text-style-name="P12" draw:layer="layout" svg:width="3.3cm" svg:height="0.5cm" svg:x="3.4cm" svg:y="9.7cm">
          <draw:text-box>
            <text:p text:style-name="P11"><text:span text:style-name="T14">Flag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6T12:04:04.178991041</meta:creation-date>
    <dc:date>2018-02-16T16:18:34.882259560</dc:date>
    <meta:editing-duration>PT14H56M10S</meta:editing-duration>
    <meta:editing-cycles>57</meta:editing-cycles>
    <meta:generator>LibreOffice/6.0.1.1$MacOSX_X86_64 LibreOffice_project/60bfb1526849283ce2491346ed2aa51c465abfe6</meta:generator>
    <dc:creator>Jim Hague</dc:creator>
    <meta:document-statistic meta:object-count="84"/>
  </office:meta>
</office:document-meta>
</file>